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3"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4"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5" style:family="paragraph" style:parent-style-name="Standard">
      <style:paragraph-properties fo:margin-top="0cm" fo:margin-bottom="0cm" loext:contextual-spacing="false" fo:line-height="115%"/>
      <style:text-properties fo:font-size="12pt" fo:font-weight="normal" officeooo:rsid="002cbe85" officeooo:paragraph-rsid="004dd063"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3726a8" officeooo:paragraph-rsid="006295d4"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185979" officeooo:paragraph-rsid="0030a62d"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5659eb" officeooo:paragraph-rsid="005659eb" style:font-size-asian="10.5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normal" officeooo:rsid="0057e2e5" officeooo:paragraph-rsid="0057e2e5" style:font-size-asian="10.5pt" style:font-weight-asian="normal" style:font-size-complex="12pt" style:font-weight-complex="normal"/>
    </style:style>
    <style:style style:name="P19" style:family="paragraph" style:parent-style-name="Standard">
      <style:paragraph-properties fo:margin-top="0cm" fo:margin-bottom="0cm" loext:contextual-spacing="false" fo:line-height="115%"/>
      <style:text-properties fo:font-size="12pt" fo:font-weight="normal" officeooo:rsid="00589b89" officeooo:paragraph-rsid="00589b89"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4dd063" officeooo:paragraph-rsid="005f3123" style:font-size-asian="10.5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normal" officeooo:rsid="004dd063" officeooo:paragraph-rsid="00600327"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15%"/>
      <style:text-properties fo:font-size="12pt" fo:font-weight="normal" officeooo:rsid="004dd063" officeooo:paragraph-rsid="00507c90"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style:text-properties fo:font-size="12pt" fo:font-weight="normal" officeooo:rsid="004bda56" officeooo:paragraph-rsid="00600327"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15%"/>
      <style:text-properties fo:font-size="12pt" fo:font-weight="normal" officeooo:rsid="004bda56" officeooo:paragraph-rsid="00611aaa"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15%"/>
      <style:text-properties fo:font-size="12pt" fo:font-weight="normal" officeooo:rsid="0061b603" officeooo:paragraph-rsid="0061b603"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7"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8"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29" style:family="paragraph" style:parent-style-name="Standard">
      <style:paragraph-properties fo:margin-top="0cm" fo:margin-bottom="0cm" loext:contextual-spacing="false" fo:line-height="115%"/>
      <style:text-properties fo:font-size="12pt" fo:font-weight="bold" officeooo:rsid="00514a1e" officeooo:paragraph-rsid="00600327" style:font-size-asian="10.5pt" style:font-weight-asian="bold" style:font-size-complex="12pt" style:font-weight-complex="bold"/>
    </style:style>
    <style:style style:name="P30" style:family="paragraph" style:parent-style-name="Standard">
      <style:paragraph-properties fo:margin-top="0cm" fo:margin-bottom="0cm" loext:contextual-spacing="false" fo:line-height="115%"/>
      <style:text-properties fo:font-size="12pt" style:text-underline-style="none" fo:font-weight="normal" officeooo:rsid="00589b89" officeooo:paragraph-rsid="0057e2e5" style:font-size-asian="10.5pt" style:font-weight-asian="normal" style:font-size-complex="12pt" style:font-weight-complex="normal"/>
    </style:style>
    <style:style style:name="P31"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32"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33"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34"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35"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36"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37" style:family="paragraph" style:parent-style-name="Standard">
      <style:paragraph-properties fo:margin-top="0cm" fo:margin-bottom="0cm" loext:contextual-spacing="false" fo:line-height="115%"/>
      <style:text-properties fo:font-size="14pt" fo:font-weight="bold" officeooo:rsid="004350a9" officeooo:paragraph-rsid="00546992" style:font-size-asian="12.25pt" style:font-weight-asian="bold" style:font-size-complex="14pt" style:font-weight-complex="bold"/>
    </style:style>
    <style:style style:name="P38" style:family="paragraph" style:parent-style-name="Standard">
      <style:paragraph-properties fo:margin-top="0cm" fo:margin-bottom="0cm" loext:contextual-spacing="false" fo:line-height="115%"/>
      <style:text-properties fo:font-size="14pt" fo:font-weight="bold" officeooo:rsid="004350a9" officeooo:paragraph-rsid="005659eb" style:font-size-asian="12.25pt" style:font-weight-asian="bold" style:font-size-complex="14pt" style:font-weight-complex="bold"/>
    </style:style>
    <style:style style:name="P39" style:family="paragraph" style:parent-style-name="Standard">
      <style:paragraph-properties fo:margin-top="0cm" fo:margin-bottom="0cm" loext:contextual-spacing="false" fo:line-height="115%"/>
      <style:text-properties fo:font-size="14pt" fo:font-weight="bold" officeooo:rsid="004350a9" officeooo:paragraph-rsid="0061b603" style:font-size-asian="12.25pt" style:font-weight-asian="bold" style:font-size-complex="14pt" style:font-weight-complex="bold"/>
    </style:style>
    <style:style style:name="P40"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41"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42"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43"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44"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45"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46"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47"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48" style:family="paragraph" style:parent-style-name="Standard">
      <style:paragraph-properties fo:margin-top="0cm" fo:margin-bottom="0cm" loext:contextual-spacing="false" fo:line-height="115%"/>
      <style:text-properties fo:font-size="12pt" fo:font-weight="normal" officeooo:rsid="00514a1e" officeooo:paragraph-rsid="00600327" style:font-size-asian="10.5pt" style:font-weight-asian="normal" style:font-size-complex="12pt" style:font-weight-complex="normal"/>
    </style:style>
    <style:style style:name="P49" style:family="paragraph" style:parent-style-name="Standard">
      <style:paragraph-properties fo:margin-top="0cm" fo:margin-bottom="0cm" loext:contextual-spacing="false" fo:line-height="115%"/>
      <style:text-properties fo:font-size="12pt" fo:font-weight="normal" officeooo:rsid="004d472a" officeooo:paragraph-rsid="00600327" style:font-size-asian="10.5pt" style:font-weight-asian="normal" style:font-size-complex="12pt" style:font-weight-complex="normal"/>
    </style:style>
    <style:style style:name="P50" style:family="paragraph" style:parent-style-name="Standard">
      <style:paragraph-properties fo:margin-top="0cm" fo:margin-bottom="0cm" loext:contextual-spacing="false" fo:line-height="115%"/>
      <style:text-properties fo:font-size="12pt" fo:font-weight="normal" officeooo:rsid="0051d96f" officeooo:paragraph-rsid="005f3123" style:font-size-asian="10.5pt" style:font-weight-asian="normal" style:font-size-complex="12pt" style:font-weight-complex="normal"/>
    </style:style>
    <style:style style:name="P51"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52" style:family="paragraph" style:parent-style-name="Standard">
      <style:paragraph-properties fo:margin-top="0cm" fo:margin-bottom="0cm" loext:contextual-spacing="false" fo:line-height="115%"/>
      <style:text-properties fo:font-size="12pt" fo:font-weight="normal" officeooo:rsid="002cbe85" officeooo:paragraph-rsid="00701cc8" style:font-size-asian="10.5pt" style:font-weight-asian="normal" style:font-size-complex="12pt" style:font-weight-complex="normal"/>
    </style:style>
    <style:style style:name="P53" style:family="paragraph" style:parent-style-name="Standard">
      <style:paragraph-properties fo:margin-top="0cm" fo:margin-bottom="0cm" loext:contextual-spacing="false" fo:line-height="115%"/>
      <style:text-properties fo:font-size="12pt" fo:font-weight="normal" officeooo:rsid="006bd485" officeooo:paragraph-rsid="006bd485" style:font-size-asian="10.5pt" style:font-weight-asian="normal" style:font-size-complex="12pt" style:font-weight-complex="normal"/>
    </style:style>
    <style:style style:name="P54" style:family="paragraph" style:parent-style-name="Standard">
      <style:paragraph-properties fo:margin-top="0cm" fo:margin-bottom="0cm" loext:contextual-spacing="false" fo:line-height="115%"/>
      <style:text-properties fo:font-size="14pt" fo:font-weight="bold" officeooo:rsid="004350a9" officeooo:paragraph-rsid="00600327" style:font-size-asian="12.25pt" style:font-weight-asian="bold" style:font-size-complex="14pt" style:font-weight-complex="bold"/>
    </style:style>
    <style:style style:name="P55"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56" style:family="paragraph" style:parent-style-name="Standard">
      <style:paragraph-properties fo:margin-top="0cm" fo:margin-bottom="0.199cm" loext:contextual-spacing="false"/>
      <style:text-properties fo:font-size="12pt" fo:font-weight="bold" officeooo:rsid="006a0380" officeooo:paragraph-rsid="0070a721" style:font-size-asian="10.5pt" style:font-weight-asian="bold" style:font-size-complex="12pt" style:font-weight-complex="bold"/>
    </style:style>
    <style:style style:name="P57"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6a0380" style:font-weight-asian="normal" style:font-weight-complex="normal"/>
    </style:style>
    <style:style style:name="T16" style:family="text">
      <style:text-properties fo:font-weight="normal" officeooo:rsid="006a303a" style:font-weight-asian="normal" style:font-weight-complex="normal"/>
    </style:style>
    <style:style style:name="T17" style:family="text">
      <style:text-properties fo:font-weight="normal" officeooo:rsid="006bd485" style:font-weight-asian="normal" style:font-weight-complex="normal"/>
    </style:style>
    <style:style style:name="T18" style:family="text">
      <style:text-properties fo:font-weight="normal" officeooo:rsid="00701cc8" style:font-weight-asian="normal" style:font-weight-complex="normal"/>
    </style:style>
    <style:style style:name="T19" style:family="text">
      <style:text-properties fo:font-weight="normal" officeooo:rsid="0070a721" style:font-weight-asian="normal" style:font-weight-complex="normal"/>
    </style:style>
    <style:style style:name="T20" style:family="text">
      <style:text-properties fo:font-weight="normal" officeooo:rsid="0070d8b6" style:font-weight-asian="normal" style:font-weight-complex="normal"/>
    </style:style>
    <style:style style:name="T21" style:family="text">
      <style:text-properties officeooo:rsid="0009d52b"/>
    </style:style>
    <style:style style:name="T22" style:family="text">
      <style:text-properties officeooo:rsid="000b082f"/>
    </style:style>
    <style:style style:name="T23" style:family="text">
      <style:text-properties officeooo:rsid="000d421c"/>
    </style:style>
    <style:style style:name="T24" style:family="text">
      <style:text-properties officeooo:rsid="000e4180"/>
    </style:style>
    <style:style style:name="T25" style:family="text">
      <style:text-properties officeooo:rsid="0011218c"/>
    </style:style>
    <style:style style:name="T26" style:family="text">
      <style:text-properties officeooo:rsid="001b59fe"/>
    </style:style>
    <style:style style:name="T27" style:family="text">
      <style:text-properties officeooo:rsid="0029c405"/>
    </style:style>
    <style:style style:name="T28" style:family="text">
      <style:text-properties officeooo:rsid="002cbe85"/>
    </style:style>
    <style:style style:name="T29" style:family="text">
      <style:text-properties officeooo:rsid="002d165b"/>
    </style:style>
    <style:style style:name="T30" style:family="text">
      <style:text-properties fo:font-weight="bold" officeooo:rsid="0030408b" style:font-weight-asian="bold" style:font-weight-complex="bold"/>
    </style:style>
    <style:style style:name="T31" style:family="text">
      <style:text-properties fo:font-weight="bold" officeooo:rsid="00507c90" style:font-weight-asian="bold" style:font-weight-complex="bold"/>
    </style:style>
    <style:style style:name="T32" style:family="text">
      <style:text-properties officeooo:rsid="0030a62d"/>
    </style:style>
    <style:style style:name="T33" style:family="text">
      <style:text-properties officeooo:rsid="0031f849"/>
    </style:style>
    <style:style style:name="T34" style:family="text">
      <style:text-properties officeooo:rsid="00339325"/>
    </style:style>
    <style:style style:name="T35" style:family="text">
      <style:text-properties officeooo:rsid="00185979" style:font-size-asian="10.5pt"/>
    </style:style>
    <style:style style:name="T36" style:family="text">
      <style:text-properties officeooo:rsid="0030408b" style:font-size-asian="10.5pt"/>
    </style:style>
    <style:style style:name="T37" style:family="text">
      <style:text-properties officeooo:rsid="003726a8"/>
    </style:style>
    <style:style style:name="T38" style:family="text">
      <style:text-properties officeooo:rsid="00390e22"/>
    </style:style>
    <style:style style:name="T39" style:family="text">
      <style:text-properties officeooo:rsid="003aeb1c"/>
    </style:style>
    <style:style style:name="T40" style:family="text">
      <style:text-properties officeooo:rsid="003dd051"/>
    </style:style>
    <style:style style:name="T41" style:family="text">
      <style:text-properties officeooo:rsid="003e4ba9"/>
    </style:style>
    <style:style style:name="T42" style:family="text">
      <style:text-properties officeooo:rsid="003f0a73"/>
    </style:style>
    <style:style style:name="T43" style:family="text">
      <style:text-properties officeooo:rsid="004046ae"/>
    </style:style>
    <style:style style:name="T44" style:family="text">
      <style:text-properties officeooo:rsid="00422dbb"/>
    </style:style>
    <style:style style:name="T45" style:family="text">
      <style:text-properties officeooo:rsid="004350a9"/>
    </style:style>
    <style:style style:name="T46" style:family="text">
      <style:text-properties officeooo:rsid="0047de1e"/>
    </style:style>
    <style:style style:name="T47" style:family="text">
      <style:text-properties officeooo:rsid="0048f010"/>
    </style:style>
    <style:style style:name="T48" style:family="text">
      <style:text-properties officeooo:rsid="004d472a"/>
    </style:style>
    <style:style style:name="T49" style:family="text">
      <style:text-properties officeooo:rsid="004dd063"/>
    </style:style>
    <style:style style:name="T50" style:family="text">
      <style:text-properties officeooo:rsid="004feffd"/>
    </style:style>
    <style:style style:name="T51" style:family="text">
      <style:text-properties officeooo:rsid="00507c90"/>
    </style:style>
    <style:style style:name="T52" style:family="text">
      <style:text-properties style:text-underline-style="none"/>
    </style:style>
    <style:style style:name="T53" style:family="text">
      <style:text-properties style:text-underline-style="none" officeooo:rsid="00589b89"/>
    </style:style>
    <style:style style:name="T54" style:family="text">
      <style:text-properties style:text-underline-style="none" officeooo:rsid="00701cc8"/>
    </style:style>
    <style:style style:name="T55" style:family="text">
      <style:text-properties style:text-position="super 58%" officeooo:rsid="00507c90"/>
    </style:style>
    <style:style style:name="T56" style:family="text">
      <style:text-properties fo:font-size="14pt" fo:font-weight="bold" officeooo:rsid="004350a9" style:font-size-asian="12.25pt" style:font-weight-asian="bold" style:font-size-complex="14pt" style:font-weight-complex="bold"/>
    </style:style>
    <style:style style:name="T57" style:family="text">
      <style:text-properties fo:font-size="14pt" fo:font-weight="bold" officeooo:rsid="00611aaa" style:font-size-asian="12.25pt" style:font-weight-asian="bold" style:font-size-complex="14pt" style:font-weight-complex="bold"/>
    </style:style>
    <style:style style:name="T58" style:family="text">
      <style:text-properties officeooo:rsid="00600327"/>
    </style:style>
    <style:style style:name="T59" style:family="text">
      <style:text-properties officeooo:rsid="00611aaa"/>
    </style:style>
    <style:style style:name="T60" style:family="text">
      <style:text-properties officeooo:rsid="0061b603"/>
    </style:style>
    <style:style style:name="T61" style:family="text">
      <style:text-properties officeooo:rsid="006295d4"/>
    </style:style>
    <style:style style:name="T62" style:family="text">
      <style:text-properties officeooo:rsid="0062c27f"/>
    </style:style>
    <style:style style:name="T63" style:family="text">
      <style:text-properties officeooo:rsid="00642569"/>
    </style:style>
    <style:style style:name="T64" style:family="text">
      <style:text-properties officeooo:rsid="0067eb35"/>
    </style:style>
    <style:style style:name="T65" style:family="text">
      <style:text-properties officeooo:rsid="006a0380"/>
    </style:style>
    <style:style style:name="T66" style:family="text">
      <style:text-properties officeooo:rsid="0034024f"/>
    </style:style>
    <style:style style:name="T67" style:family="text">
      <style:text-properties officeooo:rsid="006bd485"/>
    </style:style>
    <style:style style:name="T68" style:family="text">
      <style:text-properties officeooo:rsid="006e8555"/>
    </style:style>
    <style:style style:name="T69" style:family="text">
      <style:text-properties officeooo:rsid="00701cc8"/>
    </style:style>
    <style:style style:name="T70" style:family="text">
      <style:text-properties officeooo:rsid="0070a721"/>
    </style:style>
    <style:style style:name="T71" style:family="text">
      <style:text-properties officeooo:rsid="0070d8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2">Introduction</text:p>
      <text:p text:style-name="P3">VirtualLab <text:span text:style-name="T32">(VL) </text:span>is a python package which enables the user to run <text:span text:style-name="T23">F</text:span>inite <text:span text:style-name="T23">E</text:span>lement <text:span text:style-name="T23">(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3"/>
      <text:p text:style-name="P31">Layout</text:p>
      <text:p text:style-name="P40">VirtualLab <text:span text:style-name="T21">contains </text:span>three essential directories <text:span text:style-name="T21">needed for running any simulation;</text:span> ‘Scripts’, ‘Materials’ <text:span text:style-name="T21">and</text:span> ‘Input’. <text:span text:style-name="T22">There is also a <text:s/>‘Run’ file which is used to launch simulations.</text:span></text:p>
      <text:p text:style-name="P44">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45"><text:span text:style-name="T22">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28"><text:span text:style-name="T24">I</text:span>nput – <text:span text:style-name="T2">The Input directory contains the parameters which will be used for running simulations, such as dimensions to create </text:span><text:span text:style-name="T20">meshes</text:span><text:span text:style-name="T2"> and boundary conditions and materials for FE simulations. Input has a sub-directory for each </text:span><text:span text:style-name="T20">Simulation</text:span><text:span text:style-name="T2">, and within each of those you will find sub-directories for different </text:span><text:span text:style-name="T20">Projects</text:span><text:span text:style-name="T2"> </text:span><text:span text:style-name="T8">(this will be explained more in the next section)</text:span><text:span text:style-name="T2">. </text:span></text:p>
      <text:p text:style-name="P31"/>
      <text:p text:style-name="P31">Getting Starte<text:span text:style-name="T25">d</text:span></text:p>
      <text:p text:style-name="P26">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30">Talk to Llion</text:span></text:p>
      <text:p text:style-name="P26"><text:span text:style-name="T28">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8">http://docs.h5py.org/en/stable/build.html</text:span></text:a><text:span text:style-name="T28"> and </text:span><text:a xlink:type="simple" xlink:href="https://pypi.org/project/iapws/" text:style-name="Internet_20_link" text:visited-style-name="Visited_20_Internet_20_Link"><text:span text:style-name="T28">https://pypi.org/project/iapws/</text:span></text:a><text:span text:style-name="T28">)</text:span></text:p>
      <text:p text:style-name="P26"/>
      <text:p text:style-name="P27">The results generated by VL are written to <text:span text:style-name="T34">the</text:span> Output directory in the top level directory <text:span text:style-name="T34">(this will be created once simulations are run)</text:span>. <text:span text:style-name="T34">The location of the Output directory can be chan</text:span>ged to another location <text:span text:style-name="T34">through the </text:span>VlConfig.py file however for this training <text:span text:style-name="T33">material</text:span> it is advisable to leave this in its default location. <text:span text:style-name="T35">There are 4 arguments which <text:s/></text:span><text:span text:style-name="T36">must be defined to use VL;</text:span><text:span text:style-name="T35"> </text:span><text:span text:style-name="T36">Simulation, StudyDir, StudyName, Input</text:span><text:span text:style-name="T35">. </text:span></text:p>
      <text:p text:style-name="P14"/>
      <text:p text:style-name="P14"/>
      <text:p text:style-name="P46"><text:soft-page-break/><text:span text:style-name="T29">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47"><text:span text:style-name="T65">Project</text:span><text:span text:style-name="T2">–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text:span><text:span text:style-name="T15">Project</text:span><text:span text:style-name="T14"> will be saved. </text:span></text:p>
      <text:p text:style-name="P55">StudyName –<text:span text:style-name="T2"> A sub-directory of </text:span><text:span text:style-name="T15">Project </text:span><text:span text:style-name="T2">where Simulations results will be stored. </text:span><text:span text:style-name="T13">This is specific to the set of Simulations you are running. For example if you are testing out different magnitude of loads, you could name this ‘LoadingAnalysis’.</text:span></text:p>
      <text:p text:style-name="P56"><text:span text:style-name="T66">P</text:span>arameters_Master <text:span text:style-name="T70">&amp; P</text:span>arameters_Var – <text:s/><text:span text:style-name="T19">These files are used to create parameter files containing all the necessary values to create a mesh/run a simulation.</text:span><text:span text:style-name="T70"> </text:span><text:span text:style-name="T19">Parameters_Master</text:span><text:span text:style-name="T16"> defines the master parameter file which will be used </text:span><text:span text:style-name="T19">for simulations</text:span><text:span text:style-name="T16">. </text:span><text:span text:style-name="T17">This file contains all of the variables <text:s/>required</text:span><text:span text:style-name="T16"> to create a mesh and run a simulation </text:span><text:span text:style-name="T19">and is sufficient without Parameters_Var</text:span><text:span text:style-name="T16">. </text:span><text:span text:style-name="T19">The Parameters_Var file is used in conjunction with Parameters_Master to create multiple parameter files, which enables running multiple simulations concurrently. If Parameters_Var is set to None a single the parameter file is created (a copy of Parameters_Master). Both Parameters_Master and Parameters_Var </text:span><text:span text:style-name="T16">can be found in </text:span><text:span text:style-name="T17">Input</text:span><text:span text:style-name="T13">/$SIMULATION/$</text:span><text:span text:style-name="T16">PROJECT</text:span></text:p>
      <text:p text:style-name="P42"><text:span text:style-name="T13"/></text:p>
      <text:p text:style-name="P42">You will also notice when the class is initialised a key-word argument ‘mode’ is passed – this dictates how much information is printed in the terminal. T<text:span text:style-name="T28">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42"/>
      <text:p text:style-name="P33">Mechanical FE – Tensile Test</text:p>
      <text:p text:style-name="P43">The first topic for the training is running a <text:span text:style-name="T46">mechanical FE simulation of a</text:span> standard tensile test with a ‘Dog-Bone’ sample. <text:span text:style-name="T46">In these experiments it is possible to load the sample either with a constant force or enforce a constant displacement. In the VL Tensile Test both of these methods are available. For simplicity t</text:span>his is a purely elastic simulation.</text:p>
      <text:p text:style-name="P7"><text:span text:style-name="T61">O</text:span>pen the <text:span text:style-name="T40">Parameters_Master file ‘TrainingParameters.py’</text:span> which can be found in Inputs/Tensile/Example. You will notice a Namespace called ‘Mesh’ which defines the <text:span text:style-name="T61">necessary</text:span> geometrical <text:span text:style-name="T61">dimensions</text:span> and meshing parameters <text:span text:style-name="T61">needed to create a mesh.</text:span> <text:span text:style-name="T38">The file which is used to create the mesh is defined at Mesh.File, which in this case is ‘DogBon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ing. As you can see the Name attached to ‘Sim’ is ‘Single’, meaning that the results for this simulation will be in Output/Tensile/Example/Training/Single.</text:span></text:p>
      <text:p text:style-name="P43"/>
      <text:p text:style-name="P32"><text:span text:style-name="T26">Task </text:span>1</text:p>
      <text:p text:style-name="P4">For this task the Run.py fi<text:span text:style-name="T37">le</text:span> should be set up <text:span text:style-name="T37">already. However the 4 variables in the Run file should be:</text:span></text:p>
      <text:p text:style-name="P4">Simulation = 'Tensile'</text:p>
      <text:p text:style-name="P4"><text:soft-page-break/><text:span text:style-name="T67">Project</text:span> = 'Example'</text:p>
      <text:p text:style-name="P4">StudyName = 'Training'</text:p>
      <text:p text:style-name="P4"><text:span text:style-name="T67">Parameters_Master = </text:span><text:s/>'<text:span text:style-name="T41">TrainingParameters’</text:span></text:p>
      <text:p text:style-name="P53">Parameters_Var = None</text:p>
      <text:p text:style-name="P4"/>
      <text:p text:style-name="P15">As previously mentioned it is possible to perform a constant force and/or a constand displacement simulation. As you can see the dictionary for Sim.Load in the parameters file shows that both types of tensile tests will be performed on the sample provided, <text:span text:style-name="T47">with the magnitude for each provided as they values.</text:span></text:p>
      <text:p text:style-name="P8"/>
      <text:p text:style-name="P8">Execute the Run.py file, where you should see a mesh named ‘Notch1’ being created followed by a Simulation named ‘Single’ showing up in an xterm terminal <text:span text:style-name="T63">(you will need to exit out of the terminal once the simulation has completed)</text:span>.</text:p>
      <text:p text:style-name="P8"/>
      <text:p text:style-name="P8">Since the kwarg ‘ShowRes’ is set to ‘True’ in VirtualLab.PostProc <text:span text:style-name="T40">in the Run file</text:span> the results are automatically opened in ParaVis for you to take a look at. There should be two sets of results shown: <text:span text:style-name="T40">o</text:span>ne for a constant force simulation and another for a constant displacement simulation. </text:p>
      <text:p text:style-name="P6"/>
      <text:p text:style-name="P35">Task 2</text:p>
      <text:p text:style-name="P11">The next step is to run multiple simulations at the same time. <text:span text:style-name="T68">Change Parameters_Var to ‘Parametric_1’</text:span>. What <text:span text:style-name="T68">is now happening is</text:span> the file ‘Parametric_<text:span text:style-name="T42">1</text:span>’ <text:s/>(also in <text:span text:style-name="T37">Inputs/Tensile/Example</text:span>) i<text:span text:style-name="T68">s used in</text:span> conjunction with the ‘<text:span text:style-name="T68">TrainingParameters’</text:span> <text:span text:style-name="T40">to create multiple parameter files with differing values</text:span>. <text:span text:style-name="T40">If a variable is defined in Parameters_Var then this value is used, however if the variable is not defined the value from the Parameters_Master file will be used. </text:span>For example, in ‘<text:span text:style-name="T42">Parametric_1’ </text:span>you will see that 2 meshes are being created (‘Notch2’ and ‘Notch3’) with different values for Rad_a and Rad_b, however the thickness of the sample will be 0.003 since this is what is defined in ‘<text:span text:style-name="T42">TrainingParameters’</text:span> and <text:span text:style-name="T42">it </text:span>is not specified in ‘<text:span text:style-name="T68">Parametric_1’</text:span>.</text:p>
      <text:p text:style-name="P10"/>
      <text:p text:style-name="P12">Execute the Run file and you should see meshes ‘Notch2’ and ‘Notch3’ are created along with <text:span text:style-name="T43">2 xterm terminals opening, one for each simulation. The names of the simulation (‘ParametricSim1’ and ‘ParametricSim2’) are written at the top of the xterm window to differntiate them. </text:span></text:p>
      <text:p text:style-name="P35"/>
      <text:p text:style-name="P36">Task 3</text:p>
      <text:p text:style-name="P9">You realise after running the simulation that <text:span text:style-name="T39">the wrong Material was set in Parameters_Master. You wanted to run a simulation on a tungsten testpiece, not copper. You are happy with the meshes <text:s/>you already have and don’t want to re-run the meshing step. In the Run file in VirtualLab.Create enter ‘RunMesh=False’ as a kwarg. This will skip the meshing part and only run the Simulation (Similarly there exists a kwarg RunSim which skips the simulation part). Change the Material in ‘TrainingParameters’ to ‘Tungsten’ and Run the simulation. You should notice the displacement is smaller for the tungsten sample compared with copper (for the contant force simulation).</text:span></text:p>
      <text:p text:style-name="P35"/>
      <text:p text:style-name="P13">Once you have completed the above tasks it <text:span text:style-name="T64">is</text:span> worthwhile <text:span text:style-name="T64">to look</text:span> at the files which have been used to create this <text:span text:style-name="T27">simulations</text:span>. <text:span text:style-name="T44">See</text:span> Scripts/Tensile/Preproc/<text:span text:style-name="T44">DogBone</text:span>.py <text:span text:style-name="T45">which</text:span> has been used to make the <text:span text:style-name="T45">mesh</text:span> <text:span text:style-name="T45">and the CodeAster command file in S</text:span>cripts/Tensile/<text:span text:style-name="T27">Aster/Tensile.comm. Take a look at these to try and figure out what each part is doing.</text:span></text:p>
      <text:p text:style-name="P41"><text:soft-page-break/></text:p>
      <text:p text:style-name="P41"/>
      <text:p text:style-name="P34"><text:span text:style-name="T45">Thermal</text:span> FE – <text:span text:style-name="T45">Laser Flash Analysis</text:span></text:p>
      <text:p text:style-name="P15">The next topic for the training is to run <text:span text:style-name="T47">a</text:span> thermal FE simulations of <text:span text:style-name="T47">a</text:span> Laser Flash Analysis (LFA) <text:span text:style-name="T47">experiment</text:span>. In this experiment <text:span text:style-name="T47">a small disc is subjected to a short laser pulse on the top surface. The simulation shows how the temperature profile of the disc changes with time due to the energy input from the laser pulse. Radiation effects are ignored in this simulation to verify that the conservation of energy is satisfied. </text:span></text:p>
      <text:p text:style-name="P15"/>
      <text:p text:style-name="P23">As this is a new simulation type you will need to change ‘Simulation’ in the Run file to ‘LFA’. <text:span text:style-name="T48">You will also need to remove the RunMesh kwarg fromVirtualLab.Create (or set the flag to ‘True’) since new meshes will need to be created. If you open ‘TrainingParameters.py’ in Inputs/LFA/Example you will notice there are extra parameters in the Sim namespace due to the time-dependent nature of the experiment:</text:span></text:p>
      <text:p text:style-name="P23"/>
      <text:p text:style-name="P21"><text:span text:style-name="T31">Sim.dt –</text:span><text:span text:style-name="T58">This indicates the time-steps used for the simulation. Given that the laser pulse chosen for this simulation is ‘Trim’ (Sim.LaserT) which lasts for 0.0004 we require a finer timestepping during the initial 0.0004s. For this example you have Sim.dt=[(0.00002,20,1), (0.0005,100,2)], meaning that there will be 20 timesteps of size 0.00002 followed by 100 timesteps of size 0.0005. <text:s/>The 3</text:span><text:span text:style-name="T55">rd</text:span><text:span text:style-name="T51"> variable in each tuple indicated how often we want to store the results (if no 3</text:span><text:span text:style-name="T55">rd</text:span><text:span text:style-name="T51"> variable is passed the default value is 1). For the first 20 timesteps we will store each result, and thereafter we will store every second result. This means that there will be 71 results at different points at time saved to the .rmed file – The initial condition, 20/1 and 100/2. </text:span></text:p>
      <text:p text:style-name="P21"/>
      <text:p text:style-name="P29">Sim.Theta – <text:span text:style-name="T2">The value of theta sites between 0 and 1 and is used to decide whether the temporal </text:span><text:span text:style-name="T18">disc</text:span><text:span text:style-name="T2">retisation is fully explicit (Theta=0), fully implicit (Theta=1) or semi-implicit (0&lt;Theta&lt;1).</text:span></text:p>
      <text:p text:style-name="P48"/>
      <text:p text:style-name="P23"/>
      <text:p text:style-name="P54">Task 1</text:p>
      <text:p text:style-name="P49">The variables in the Run file should be:</text:p>
      <text:p text:style-name="P5">Simulation = ‘<text:span text:style-name="T49">LFA’</text:span></text:p>
      <text:p text:style-name="P5"><text:span text:style-name="T69">Project</text:span> = ‘Example’</text:p>
      <text:p text:style-name="P5">StudyName = ‘Training’</text:p>
      <text:p text:style-name="P52"><text:span text:style-name="T69">Parameters_Master = ‘TrainingParameters’</text:span></text:p>
      <text:p text:style-name="P52"><text:span text:style-name="T69">Parameters_Var = <text:s/>‘Parametric_1’</text:span></text:p>
      <text:p text:style-name="P5"/>
      <text:p text:style-name="P22">If you open ‘Parametric_<text:span text:style-name="T58">1</text:span>.py’ <text:span text:style-name="T58">you will </text:span>see that 2 meshes are being created, ‘NoVoid’ and ‘Void’, and 3 simulations are run, 1 using the mesh ‘NoVoid’ (‘SimNoVoid’) and 2 using the mesh ‘Void’ (‘SimVoid1’ &amp; ‘SimVoid2’). <text:span text:style-name="T58">You are interested in seeing the meshes which are created before running the simulation. In VirtualLab.Mesh enter the kwarg ‘ShowMesh = True’. This will open all the meshes created in the GUI for you to take a look at to asses their suitability. Once you close the GUI the script will terminate (That is no simulaton will run).</text:span></text:p>
      <text:p text:style-name="P22"/>
      <text:p text:style-name="P24"><text:span text:style-name="T56">Task </text:span><text:span text:style-name="T57">2</text:span></text:p>
      <text:p text:style-name="P20"><text:soft-page-break/><text:span text:style-name="T59">You are happy with the quality of the meshes created for your simulation, so the next step is to run the simulation. Since we are happy with the meshes created we can remove the kwarg ‘ShowMesh’ and set the RunMesh kwarg to False in VirtualLab.Create. For this simulation there are post-processing scripts which have been written already, so change the ‘ShowRes’ flag in VirtualLab.PostAster to ‘False’ (Or remove it altogether since the default value is False). </text:span></text:p>
      <text:p text:style-name="P50"/>
      <text:p text:style-name="P16">Execute the Run.py file. After it has completed if you look in Output/LFA/Example/Training you should see the 3 simulation directories. <text:span text:style-name="T50">In the Aster directory for each simulation you have the AsterLog, Export File and .rmed file(s) as seen in the Tensile example. As this is a time-dependent problem you will notice a file of the timesteps used for the simulaition is also saved. This holds the full list of 120 timesteps used for the simualtion. If you look in the PostAster directory you will notice there are a number of plots showing the temperature distribtuion with respect to time, and images of the sample with a heat distribution shown. Images of the mesh used are also included. You will notice there is a plot named ‘Rplot’ which plots the transient average temperature on different sized areas of the bottom surface. <text:s/>For example R=1 takes an average over the entire bottom surface, while R=0.5 takes the average of values within half of the Radius of the bottom surface. Notice that for ‘SimVoVoid’ R=0.1 increases fastest due to the Gaussian profile of the laser pulse, however ‘SimVoid2’ R=0.1 increases slowest due to the void providing a thermal barrier. The different values for R are given in the Parameters _Master file (R=1 is always included in this plot for comparison).</text:span></text:p>
      <text:p text:style-name="P16"/>
      <text:p text:style-name="P39">Task <text:span text:style-name="T60">3</text:span></text:p>
      <text:p text:style-name="P25">You want to run the post-processing for the simulations again with different values for R. Since the simulations results you already have don’t need to change there’<text:span text:style-name="T69">s</text:span> no need to re-run the simulation. In VirtualLab.<text:span text:style-name="T69">Sim</text:span> enter the kwarg ‘RunAster = False’, which indicates that the Aster part doesn’t need to run. Try new values of R (between 0 and 1) and execute the Run script again. </text:p>
      <text:p text:style-name="P16"/>
      <text:p text:style-name="P37">Task <text:span text:style-name="T60">4</text:span></text:p>
      <text:p text:style-name="P17"><text:span text:style-name="T60">Y</text:span>ou realise that you wanted to run the simulation ‘NoVoid’ with a uniform laser profile, not a gaussian one. To re-run certain studies from a <text:span text:style-name="T71">Parameters_Var</text:span> there is a way this can be done quickly and easily. <text:span text:style-name="T71">I</text:span>f you include Sim.Run = [‘Y’,’N’,’N’] <text:span text:style-name="T71">in ‘Parametric_1’ it</text:span> will signal that only the first simulation <text:span text:style-name="T69">need to be run <text:s/>(There is no need to include Sim.Run as a variable in ‘TrainingParameters’). Remember to</text:span> change the first value in Sim.LaserS to ‘Uniform’ <text:span text:style-name="T71">and that the kwarg RunAster be set to True (or remove it since True is the default value).</text:span></text:p>
      <text:p text:style-name="P17"/>
      <text:p text:style-name="P38">Task <text:span text:style-name="T60">5</text:span></text:p>
      <text:p text:style-name="P18">You will have noticed that the CodeAster command file used for the LFA simulations so far was ‘Disc_Lin’, which is a linear simulation. There is also a command file called Disc_NonLin available which allows us to use non-linear material properties (i.e. material properties which vary with temperature). In the ‘Materials’ directory you will notice that there are some non-linear materials available (those with <text:span text:style-name="T52">NL after them). Re-run the simulations with the </text:span><text:span text:style-name="T53">CommFile set to Disc_NonLin. You should also change the materials to a non-linear material also (although the simulation will still work if a linear material is provided).</text:span></text:p>
      <text:p text:style-name="P30"/>
      <text:p text:style-name="P19"><text:soft-page-break/><text:span text:style-name="T53">Y</text:span><text:span text:style-name="T52">ou will notice that the CodeAster output looks different for the non-linear simulation compared with the linear simulation. This is due to the fact that the non-linear simulations require performing Newton iterations on each timestep, which is not required in the linear case. The default maximum numbr of Newton iterations is 10, however this can be changed by adding ‘MaxIter’ to the Sim Namespace in </text:span><text:span text:style-name="T54">Parameters_Master</text:span><text:span text:style-name="T52">. For the meshes and timesteps used for this simulation 10 Newton iterations should be suffici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26T13:00:42.919949454</dc:date>
    <meta:editing-duration>PT13H9M34S</meta:editing-duration>
    <meta:editing-cycles>69</meta:editing-cycles>
    <meta:generator>LibreOffice/6.0.7.3$Linux_X86_64 LibreOffice_project/00m0$Build-3</meta:generator>
    <meta:document-statistic meta:table-count="0" meta:image-count="0" meta:object-count="0" meta:page-count="6" meta:paragraph-count="59" meta:word-count="2564" meta:character-count="15924" meta:non-whitespace-character-count="13384"/>
  </office:meta>
</office:document-meta>
</file>